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terature and Technology Review</text:p>
      <text:p text:style-name="P2"/>
      <text:p text:style-name="P2">-Introduction</text:p>
      <text:p text:style-name="P2"><text:tab/>-The problem area: Augmented reality games which generate game objects in a balanced <text:tab/>fashion</text:p>
      <text:p text:style-name="P2"><text:tab/>-Ghoul Hunter's basic premise </text:p>
      <text:p text:style-name="P2"/>
      <text:p text:style-name="P2">-Examples of current games</text:p>
      <text:p text:style-name="P2"><text:tab/>-Pokemon go</text:p>
      <text:p text:style-name="P2"><text:tab/>-Spec trek</text:p>
      <text:p text:style-name="P2"><text:tab/>-Zombie run</text:p>
      <text:p text:style-name="P2"><text:tab/>-Parallel Kingdom<text:tab/></text:p>
      <text:p text:style-name="P2"/>
      <text:p text:style-name="P2">-Gaps in those games</text:p>
      <text:p text:style-name="P2">-Potential to fill gaps in Ghoul Hunter</text:p>
      <text:p text:style-name="P2"/>
      <text:p text:style-name="P2">-Papers illustrating game design </text:p>
      <text:p text:style-name="P2">-Woody[in binder]</text:p>
      <text:p text:style-name="P2"><text:tab/>-finding trees to feed a worm </text:p>
      <text:p text:style-name="P2"><text:tab/>-uses the natural landscape to generate game objects </text:p>
      <text:p text:style-name="P2"><text:tab/>-uses gestures to interact with trees</text:p>
      <text:p text:style-name="P2"><text:tab/><text:tab/>-e.g. sending phone diagonally upwards to eat the tree</text:p>
      <text:p text:style-name="P2">-Nerd herding [in binder]</text:p>
      <text:p text:style-name="P2"><text:tab/>-Is an augmented reality game</text:p>
      <text:p text:style-name="P2"><text:tab/>-Uses movement of the phone to control the game</text:p>
      <text:p text:style-name="P2"><text:tab/>-Is a possible idea for ghoul fighting if augmented reality is too difficult </text:p>
      <text:p text:style-name="P2"><text:tab/>-Used Qualcomm’s Augmented Reality SDK unity plugin which I will review later</text:p>
      <text:p text:style-name="P2"/>
      <text:p text:style-name="P2"><text:a xlink:type="simple" xlink:href="http://ieeexplore.ieee.org/document/4468731/?part=1" text:style-name="Internet_20_link" text:visited-style-name="Visited_20_Internet_20_Link">http://ieeexplore.ieee.org/document/4468731/?part=1</text:a> [Alien Revolt]</text:p>
      <text:p text:style-name="P2">-game based in Brazil</text:p>
      <text:p text:style-name="P2">-players can attack aliens </text:p>
      <text:p text:style-name="P2">-uses long range weapons</text:p>
      <text:p text:style-name="P2">-also pvp </text:p>
      <text:p text:style-name="P2">-aliens are bigger on the map if they are closer <text:s/></text:p>
      <text:p text:style-name="P2"/>
      <text:p text:style-name="P2">-What I can learn from these</text:p>
      <text:p text:style-name="P2">-What gaps are in these papers that will be filled by my game</text:p>
      <text:p text:style-name="P2"/>
      <text:p text:style-name="P2">-game design books</text:p>
      <text:p text:style-name="P2">-https://gamifique.files.wordpress.com/2011/11/5-game-design-theory-and-practice.pdf [131-133]</text:p>
      <text:p text:style-name="P2">-Input, output controls if done well the player does not notice if done badly then the player gets frustrated </text:p>
      <text:p text:style-name="P2">-control must be intuitive, they are not part of the puzzle</text:p>
      <text:p text:style-name="P2">-game control should use a small number of actions to be simple and easy to remember </text:p>
      <text:p text:style-name="P2">-use familiar control systems </text:p>
      <text:p text:style-name="P2">-control systems need to be play tested as developers can get use to the control and not know if they are good or not </text:p>
      <text:p text:style-name="P2"/>
      <text:p text:style-name="P2">[125]</text:p>
      <text:p text:style-name="P2">-Tutorials should be placed at the start of the game else the player will skip it</text:p>
      <text:p text:style-name="P2">-It should be an easy start with instruction on how to control the game</text:p>
      <text:p text:style-name="P2">-In ghoul hunter perhaps an easy ghoul that the player fights when the first play the game, with it <text:soft-page-break/>pausing to tell the player how to attack and defend <text:s/></text:p>
      <text:p text:style-name="P2"/>
      <text:p text:style-name="P2"><text:a xlink:type="simple" xlink:href="http://fixnum.org/wim/Game%20Mechanics%20-%20Advanced%20Game%20Design%20-%20E.%20Adams,%20J.%20Dormans%20(New%20Riders,%202012)%20BBS.pdf" text:style-name="Internet_20_link" text:visited-style-name="Visited_20_Internet_20_Link">http://fixnum.org/wim/Game%20Mechanics%20-%20Advanced%20Game%20Design%20-%20E.%20Adams,%20J.%20Dormans%20(New%20Riders,%202012)%20BBS.pdf</text:a> [80-90] (check again)</text:p>
      <text:p text:style-name="P2">-can represent a game's economy using a Machination diagram described in this book </text:p>
      <text:p text:style-name="P2">-shows the impact of different balances of resources indicating the correct balance of resources</text:p>
      <text:p text:style-name="P2">-can be used to calculate the resource generation probabilities</text:p>
      <text:p text:style-name="P2">-example diagram </text:p>
      <text:p text:style-name="P2"><text:tab/>-diagram started and diagram finished</text:p>
      <text:p text:style-name="P2">-shows equal probability of generating</text:p>
      <text:p text:style-name="P2">-with weapon end taking iron</text:p>
      <text:p text:style-name="P2">-the handle taking both stone and iron</text:p>
      <text:p text:style-name="P2">-the poll taking wood </text:p>
      <text:p text:style-name="P2">-This leaves each with an over too much stone meaning that stone would seem like a plentiful resource in comparison with the other resources </text:p>
      <text:p text:style-name="P2">-More complex examples would give me insight and an good estimate for the probabilities of each resource appearing </text:p>
      <text:p text:style-name="P2">-The book saids that machination diagram are only as useful as the correspondence with the actually game itself </text:p>
      <text:p text:style-name="P2"/>
      <text:p text:style-name="P2">-findings of experimenting with ARToolkit and Kuran </text:p>
      <text:p text:style-name="P2">-difficulty in implementing in Augmented reality </text:p>
      <text:p text:style-name="P2">-There fighting will have to be simple</text:p>
      <text:p text:style-name="P2">-If I run out of time I might have to make a fully graphically rendered fight like in Pokemon GO</text:p>
      <text:p text:style-name="P2"/>
      <text:p text:style-name="P2">-Quote and reference proposal literature review of generating game objects</text:p>
      <text:p text:style-name="P2">-build on it by finding more papers</text:p>
      <text:p text:style-name="P2"/>
      <text:p text:style-name="P2">-Conclusio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Martin</meta:initial-creator>
    <meta:creation-date>2016-11-10T09:36:19.18</meta:creation-date>
    <dc:date>2016-11-10T16:30:18.92</dc:date>
    <dc:creator>Harry Martin</dc:creator>
    <meta:editing-duration>PT4H53M51S</meta:editing-duration>
    <meta:editing-cycles>29</meta:editing-cycles>
    <meta:generator>OpenOffice/4.1.2$Win32 OpenOffice.org_project/412m3$Build-9782</meta:generator>
    <meta:document-statistic meta:table-count="0" meta:image-count="0" meta:object-count="0" meta:page-count="2" meta:paragraph-count="61" meta:word-count="495" meta:character-count="3213"/>
  </office:meta>
</office:document-meta>
</file>